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2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weezers, Idealtek Anti-Magnetic No. 7 Very Fine, Curved Tips</text:p>
          </table:table-cell>
          <table:table-cell office:value-type="float" office:value="16.95" calcext:value-type="float">
            <text:p>1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on 6938 Dial Protector</text:p>
          </table:table-cell>
          <table:table-cell office:value-type="float" office:value="0.7" calcext:value-type="float">
            <text:p>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ment Holder, Gents Size, Carbon Fibre (Bergeon 4040-P)</text:p>
          </table:table-cell>
          <table:table-cell office:value-type="float" office:value="16.95" calcext:value-type="float">
            <text:p>1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 Box, Swiss Made</text:p>
          </table:table-cell>
          <table:table-cell office:value-type="float" office:value="12.95" calcext:value-type="float">
            <text:p>1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on 30080 - Individual Screwdrivers with Blades Color: Yellow - 0.80mm</text:p>
          </table:table-cell>
          <table:table-cell office:value-type="float" office:value="11.95" calcext:value-type="float">
            <text:p>11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 Levers, 3.0mm Tips (Bergeon 5431)</text:p>
          </table:table-cell>
          <table:table-cell office:value-type="float" office:value="39.95" calcext:value-type="float">
            <text:p>39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on 2290 Polishing Buff</text:p>
          </table:table-cell>
          <table:table-cell office:value-type="float" office:value="2.5" calcext:value-type="float">
            <text:p>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vyt Medium (PR) Cloth, White Size: Size A 25x25cm</text:p>
          </table:table-cell>
          <table:table-cell office:value-type="float" office:value="3.5" calcext:value-type="float">
            <text:p>3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s, Dial and Hand Cleaning Pen (Bergeon 7971)</text:p>
          </table:table-cell>
          <table:table-cell office:value-type="float" office:value="17.95" calcext:value-type="float">
            <text:p>17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on 30080 - Individual Screwdrivers with Blades Color: White - 0.60mm</text:p>
          </table:table-cell>
          <table:table-cell office:value-type="float" office:value="11.95" calcext:value-type="float">
            <text:p>11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on 30080 - Individual Screwdrivers with Blades Color: Red - 1.20mm</text:p>
          </table:table-cell>
          <table:table-cell office:value-type="float" office:value="11.95" calcext:value-type="float">
            <text:p>11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on 30080 - Individual Screwdrivers with Blades Color: Blue - 2.50mm</text:p>
          </table:table-cell>
          <table:table-cell office:value-type="float" office:value="11.95" calcext:value-type="float">
            <text:p>11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 Knife, Case Opening Blade and Spring Bar Tool (Bergeon 8403)</text:p>
          </table:table-cell>
          <table:table-cell office:value-type="float" office:value="29.95" calcext:value-type="float">
            <text:p>29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on 8008, Rubber Case Ball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 176.530.24 Headband Eyeglass Holder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ico Premium (Bergeon 7033-1)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 Pusher, Red Ø0.80 - Grey Ø1.50mm (Bergeon 7404-2)</text:p>
          </table:table-cell>
          <table:table-cell office:value-type="float" office:value="12.8" calcext:value-type="float">
            <text:p>1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eglass, Black No. 3.5 = 2.8x (Bergeon 4422-3.5)</text:p>
          </table:table-cell>
          <table:table-cell office:value-type="float" office:value="7.95" calcext:value-type="float">
            <text:p>7.9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ket 25mm Mini Watch Part Cleaning Basket Economy - HB125 </text:p>
          </table:table-cell>
          <table:table-cell office:value-type="float" office:value="1.95" calcext:value-type="float">
            <text:p>1.95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Basket Ø21mm x 11mm Mini Watch Part Cleaning Basket Economy - HB120 </text:p>
          </table:table-cell>
          <table:table-cell office:value-type="float" office:value="1.66" calcext:value-type="float">
            <text:p>1.66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Latex ESD Finger Protection Thimble Cots Medium (Pack Of 144) Bergeon 7968-18 - HP7968-18 </text:p>
          </table:table-cell>
          <table:table-cell office:value-type="float" office:value="5.95" calcext:value-type="float">
            <text:p>5.95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Eyeglass 3.3x Magnification Black Plastic Watchmakers Bergeon 4422-3 - HE4422-3 </text:p>
          </table:table-cell>
          <table:table-cell office:value-type="float" office:value="7.95" calcext:value-type="float">
            <text:p>7.95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Storage Box Work In Hand Blue Lockable With 6 Compartments &amp; Clear Lid - HB320 </text:p>
          </table:table-cell>
          <table:table-cell office:value-type="float" office:value="11.45" calcext:value-type="float">
            <text:p>11.45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Foam Insert 5 Compartment For HB320 - HI320 New Item </text:p>
          </table:table-cell>
          <table:table-cell office:value-type="float" office:value="1.5" calcext:value-type="float">
            <text:p>1.50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Storage Box Work In Hand Blue Lockable With 10 Compartments &amp; Clear Lid - HB320A </text:p>
          </table:table-cell>
          <table:table-cell office:value-type="float" office:value="11.45" calcext:value-type="float">
            <text:p>11.45</text:p>
          </table:table-cell>
          <table:table-cell/>
          <table:table-cell table:style-name="ce2"/>
          <table:table-cell table:style-name="ce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ergeon 6767-F Watch Spring Bar Tool - Long </text:p>
          </table:table-cell>
          <table:table-cell office:value-type="float" office:value="22.99" calcext:value-type="float">
            <text:p>2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 Back Case Opener Remover Remove Removal Knife Repair Tool (2 pcs) </text:p>
          </table:table-cell>
          <table:table-cell office:value-type="float" office:value="3.9" calcext:value-type="float">
            <text:p>3.9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ltrasonic cleaner</text:p>
          </table:table-cell>
          <table:table-cell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ergent for ultrasonic </text:p>
          </table:table-cell>
          <table:table-cell office:value-type="float" office:value="9" calcext:value-type="float">
            <text:p>9.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35])" office:value-type="float" office:value="342.6" calcext:value-type="float">
            <text:p>342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s VAT</text:p>
          </table:table-cell>
          <table:table-cell table:formula="of:=[.B37]*1.2" office:value-type="float" office:value="411.12" calcext:value-type="float">
            <text:p>411.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1T23:13:19.377701611</dc:date>
    <meta:editing-duration>PT11M42S</meta:editing-duration>
    <meta:editing-cycles>5</meta:editing-cycles>
    <meta:generator>LibreOffice/7.4.3.1$Linux_X86_64 LibreOffice_project/40$Build-1</meta:generator>
    <meta:document-statistic meta:table-count="1" meta:cell-count="62" meta:object-count="0"/>
  </office:meta>
</office:document-meta>
</file>